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Best_20_Models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validation and variable</text:p>
          </table:table-cell>
          <table:table-cell table:style-name="ce4" office:value-type="string" calcext:value-type="string">
            <text:p>low MAE</text:p>
          </table:table-cell>
          <table:table-cell table:style-name="ce4" office:value-type="string" calcext:value-type="string">
            <text:p>mid MAE</text:p>
          </table:table-cell>
          <table:table-cell table:style-name="ce4" office:value-type="string" calcext:value-type="string">
            <text:p>high MAE</text:p>
          </table:table-cell>
          <table:table-cell table:style-name="ce4" office:value-type="string" calcext:value-type="string">
            <text:p>low ME</text:p>
          </table:table-cell>
          <table:table-cell table:style-name="ce4" office:value-type="string" calcext:value-type="string">
            <text:p>mid ME</text:p>
          </table:table-cell>
          <table:table-cell table:style-name="ce4" office:value-type="string" calcext:value-type="string">
            <text:p>high ME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spatial validation OLS_LHmean1</text:p>
          </table:table-cell>
          <table:table-cell office:value-type="float" office:value="4.43165462176385" calcext:value-type="float">
            <text:p>4.43165462176385</text:p>
          </table:table-cell>
          <table:table-cell office:value-type="float" office:value="1.65479971190598" calcext:value-type="float">
            <text:p>1.65479971190598</text:p>
          </table:table-cell>
          <table:table-cell office:value-type="float" office:value="3.36409570907001" calcext:value-type="float">
            <text:p>3.36409570907001</text:p>
          </table:table-cell>
          <table:table-cell office:value-type="float" office:value="4.42428978495491" calcext:value-type="float">
            <text:p>4.42428978495491</text:p>
          </table:table-cell>
          <table:table-cell office:value-type="float" office:value="0.589472467768476" calcext:value-type="float">
            <text:p>0.589472467768476</text:p>
          </table:table-cell>
          <table:table-cell office:value-type="float" office:value="-3.33289957708114" calcext:value-type="float">
            <text:p>-3.332899577081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an2</text:p>
          </table:table-cell>
          <table:table-cell office:value-type="float" office:value="4.00564664705887" calcext:value-type="float">
            <text:p>4.00564664705887</text:p>
          </table:table-cell>
          <table:table-cell office:value-type="float" office:value="1.52273807280514" calcext:value-type="float">
            <text:p>1.52273807280514</text:p>
          </table:table-cell>
          <table:table-cell office:value-type="float" office:value="4.83128832160754" calcext:value-type="float">
            <text:p>4.83128832160754</text:p>
          </table:table-cell>
          <table:table-cell office:value-type="float" office:value="4.0037770935272" calcext:value-type="float">
            <text:p>4.0037770935272</text:p>
          </table:table-cell>
          <table:table-cell office:value-type="float" office:value="-0.285738682436456" calcext:value-type="float">
            <text:p>-0.285738682436456</text:p>
          </table:table-cell>
          <table:table-cell office:value-type="float" office:value="-4.83128832160754" calcext:value-type="float">
            <text:p>-4.831288321607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an3</text:p>
          </table:table-cell>
          <table:table-cell office:value-type="float" office:value="3.36562166837819" calcext:value-type="float">
            <text:p>3.36562166837819</text:p>
          </table:table-cell>
          <table:table-cell office:value-type="float" office:value="1.52795104731756" calcext:value-type="float">
            <text:p>1.52795104731756</text:p>
          </table:table-cell>
          <table:table-cell office:value-type="float" office:value="4.86028261346031" calcext:value-type="float">
            <text:p>4.86028261346031</text:p>
          </table:table-cell>
          <table:table-cell office:value-type="float" office:value="3.31256796696762" calcext:value-type="float">
            <text:p>3.31256796696762</text:p>
          </table:table-cell>
          <table:table-cell office:value-type="float" office:value="-0.458863004361828" calcext:value-type="float">
            <text:p>-0.458863004361828</text:p>
          </table:table-cell>
          <table:table-cell office:value-type="float" office:value="-4.86028261346031" calcext:value-type="float">
            <text:p>-4.860282613460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dian1</text:p>
          </table:table-cell>
          <table:table-cell office:value-type="float" office:value="5.7448027869971" calcext:value-type="float">
            <text:p>5.7448027869971</text:p>
          </table:table-cell>
          <table:table-cell office:value-type="float" office:value="2.03210478361057" calcext:value-type="float">
            <text:p>2.03210478361057</text:p>
          </table:table-cell>
          <table:table-cell office:value-type="float" office:value="3.43058128580164" calcext:value-type="float">
            <text:p>3.43058128580164</text:p>
          </table:table-cell>
          <table:table-cell office:value-type="float" office:value="5.7448027869971" calcext:value-type="float">
            <text:p>5.7448027869971</text:p>
          </table:table-cell>
          <table:table-cell office:value-type="float" office:value="1.11471102284705" calcext:value-type="float">
            <text:p>1.11471102284705</text:p>
          </table:table-cell>
          <table:table-cell office:value-type="float" office:value="-3.36991629526975" calcext:value-type="float">
            <text:p>-3.36991629526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dian2</text:p>
          </table:table-cell>
          <table:table-cell office:value-type="float" office:value="5.29466177620016" calcext:value-type="float">
            <text:p>5.29466177620016</text:p>
          </table:table-cell>
          <table:table-cell office:value-type="float" office:value="1.81549999292025" calcext:value-type="float">
            <text:p>1.81549999292025</text:p>
          </table:table-cell>
          <table:table-cell office:value-type="float" office:value="4.98005960181737" calcext:value-type="float">
            <text:p>4.98005960181737</text:p>
          </table:table-cell>
          <table:table-cell office:value-type="float" office:value="5.29466177620016" calcext:value-type="float">
            <text:p>5.29466177620016</text:p>
          </table:table-cell>
          <table:table-cell office:value-type="float" office:value="0.213441194028363" calcext:value-type="float">
            <text:p>0.213441194028363</text:p>
          </table:table-cell>
          <table:table-cell office:value-type="float" office:value="-4.98005960181737" calcext:value-type="float">
            <text:p>-4.980059601817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dian3</text:p>
          </table:table-cell>
          <table:table-cell office:value-type="float" office:value="4.54167027448137" calcext:value-type="float">
            <text:p>4.54167027448137</text:p>
          </table:table-cell>
          <table:table-cell office:value-type="float" office:value="1.73781286690237" calcext:value-type="float">
            <text:p>1.73781286690237</text:p>
          </table:table-cell>
          <table:table-cell office:value-type="float" office:value="5.03121907407829" calcext:value-type="float">
            <text:p>5.03121907407829</text:p>
          </table:table-cell>
          <table:table-cell office:value-type="float" office:value="4.49211864550488" calcext:value-type="float">
            <text:p>4.49211864550488</text:p>
          </table:table-cell>
          <table:table-cell office:value-type="float" office:value="-0.0413834153740716" calcext:value-type="float">
            <text:p>-0.041383415374072</text:p>
          </table:table-cell>
          <table:table-cell office:value-type="float" office:value="-5.03121907407829" calcext:value-type="float">
            <text:p>-5.031219074078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stdev1</text:p>
          </table:table-cell>
          <table:table-cell office:value-type="float" office:value="0.756122479982623" calcext:value-type="float">
            <text:p>0.756122479982623</text:p>
          </table:table-cell>
          <table:table-cell office:value-type="float" office:value="0.99992498147645" calcext:value-type="float">
            <text:p>0.99992498147645</text:p>
          </table:table-cell>
          <table:table-cell office:value-type="float" office:value="4.0057730141674" calcext:value-type="float">
            <text:p>4.0057730141674</text:p>
          </table:table-cell>
          <table:table-cell office:value-type="float" office:value="0.646241142807326" calcext:value-type="float">
            <text:p>0.646241142807326</text:p>
          </table:table-cell>
          <table:table-cell office:value-type="float" office:value="-0.963890342937648" calcext:value-type="float">
            <text:p>-0.963890342937648</text:p>
          </table:table-cell>
          <table:table-cell office:value-type="float" office:value="-4.0057730141674" calcext:value-type="float">
            <text:p>-4.00577301416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stdev2</text:p>
          </table:table-cell>
          <table:table-cell office:value-type="float" office:value="0.902211515029365" calcext:value-type="float">
            <text:p>0.902211515029365</text:p>
          </table:table-cell>
          <table:table-cell office:value-type="float" office:value="1.16255102255578" calcext:value-type="float">
            <text:p>1.16255102255578</text:p>
          </table:table-cell>
          <table:table-cell office:value-type="float" office:value="4.51386015452076" calcext:value-type="float">
            <text:p>4.51386015452076</text:p>
          </table:table-cell>
          <table:table-cell office:value-type="float" office:value="0.806103076972392" calcext:value-type="float">
            <text:p>0.806103076972392</text:p>
          </table:table-cell>
          <table:table-cell office:value-type="float" office:value="-1.15460071260767" calcext:value-type="float">
            <text:p>-1.15460071260767</text:p>
          </table:table-cell>
          <table:table-cell office:value-type="float" office:value="-4.51386015452076" calcext:value-type="float">
            <text:p>-4.513860154520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stdev3</text:p>
          </table:table-cell>
          <table:table-cell office:value-type="float" office:value="0.559357738707863" calcext:value-type="float">
            <text:p>0.559357738707863</text:p>
          </table:table-cell>
          <table:table-cell office:value-type="float" office:value="1.39361225029168" calcext:value-type="float">
            <text:p>1.39361225029168</text:p>
          </table:table-cell>
          <table:table-cell office:value-type="float" office:value="4.683093247862" calcext:value-type="float">
            <text:p>4.683093247862</text:p>
          </table:table-cell>
          <table:table-cell office:value-type="float" office:value="0.334966922874189" calcext:value-type="float">
            <text:p>0.334966922874189</text:p>
          </table:table-cell>
          <table:table-cell office:value-type="float" office:value="-1.39361225029168" calcext:value-type="float">
            <text:p>-1.39361225029168</text:p>
          </table:table-cell>
          <table:table-cell office:value-type="float" office:value="-4.683093247862" calcext:value-type="float">
            <text:p>-4.6830932478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ax1</text:p>
          </table:table-cell>
          <table:table-cell office:value-type="float" office:value="4.85621576562739" calcext:value-type="float">
            <text:p>4.85621576562739</text:p>
          </table:table-cell>
          <table:table-cell office:value-type="float" office:value="2.01833196214083" calcext:value-type="float">
            <text:p>2.01833196214083</text:p>
          </table:table-cell>
          <table:table-cell office:value-type="float" office:value="5.40027416703462" calcext:value-type="float">
            <text:p>5.40027416703462</text:p>
          </table:table-cell>
          <table:table-cell office:value-type="float" office:value="4.84054376413727" calcext:value-type="float">
            <text:p>4.84054376413727</text:p>
          </table:table-cell>
          <table:table-cell office:value-type="float" office:value="0.351501890684325" calcext:value-type="float">
            <text:p>0.351501890684325</text:p>
          </table:table-cell>
          <table:table-cell office:value-type="float" office:value="-5.35896457765016" calcext:value-type="float">
            <text:p>-5.35896457765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ax2</text:p>
          </table:table-cell>
          <table:table-cell office:value-type="float" office:value="4.20901046551262" calcext:value-type="float">
            <text:p>4.20901046551262</text:p>
          </table:table-cell>
          <table:table-cell office:value-type="float" office:value="1.96568640355552" calcext:value-type="float">
            <text:p>1.96568640355552</text:p>
          </table:table-cell>
          <table:table-cell office:value-type="float" office:value="7.24911488324658" calcext:value-type="float">
            <text:p>7.24911488324658</text:p>
          </table:table-cell>
          <table:table-cell office:value-type="float" office:value="4.20901046551262" calcext:value-type="float">
            <text:p>4.20901046551262</text:p>
          </table:table-cell>
          <table:table-cell office:value-type="float" office:value="-0.751257851312729" calcext:value-type="float">
            <text:p>-0.751257851312729</text:p>
          </table:table-cell>
          <table:table-cell office:value-type="float" office:value="-7.24911488324658" calcext:value-type="float">
            <text:p>-7.249114883246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ax3</text:p>
          </table:table-cell>
          <table:table-cell office:value-type="float" office:value="3.55559331979466" calcext:value-type="float">
            <text:p>3.55559331979466</text:p>
          </table:table-cell>
          <table:table-cell office:value-type="float" office:value="1.98065295419069" calcext:value-type="float">
            <text:p>1.98065295419069</text:p>
          </table:table-cell>
          <table:table-cell office:value-type="float" office:value="7.29296920001719" calcext:value-type="float">
            <text:p>7.29296920001719</text:p>
          </table:table-cell>
          <table:table-cell office:value-type="float" office:value="3.51155096267415" calcext:value-type="float">
            <text:p>3.51155096267415</text:p>
          </table:table-cell>
          <table:table-cell office:value-type="float" office:value="-1.00868850579866" calcext:value-type="float">
            <text:p>-1.00868850579866</text:p>
          </table:table-cell>
          <table:table-cell office:value-type="float" office:value="-7.29296920001719" calcext:value-type="float">
            <text:p>-7.292969200017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an1</text:p>
          </table:table-cell>
          <table:table-cell office:value-type="float" office:value="2.9232235763729" calcext:value-type="float">
            <text:p>2.9232235763729</text:p>
          </table:table-cell>
          <table:table-cell office:value-type="float" office:value="1.62557787999291" calcext:value-type="float">
            <text:p>1.62557787999291</text:p>
          </table:table-cell>
          <table:table-cell office:value-type="float" office:value="4.73161342296052" calcext:value-type="float">
            <text:p>4.73161342296052</text:p>
          </table:table-cell>
          <table:table-cell office:value-type="float" office:value="2.72363962468415" calcext:value-type="float">
            <text:p>2.72363962468415</text:p>
          </table:table-cell>
          <table:table-cell office:value-type="float" office:value="-0.536654478029748" calcext:value-type="float">
            <text:p>-0.536654478029748</text:p>
          </table:table-cell>
          <table:table-cell office:value-type="float" office:value="-4.71764599585378" calcext:value-type="float">
            <text:p>-4.717645995853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an2</text:p>
          </table:table-cell>
          <table:table-cell office:value-type="float" office:value="3.32094786603229" calcext:value-type="float">
            <text:p>3.32094786603229</text:p>
          </table:table-cell>
          <table:table-cell office:value-type="float" office:value="1.80806089389962" calcext:value-type="float">
            <text:p>1.80806089389962</text:p>
          </table:table-cell>
          <table:table-cell office:value-type="float" office:value="5.64462892299287" calcext:value-type="float">
            <text:p>5.64462892299287</text:p>
          </table:table-cell>
          <table:table-cell office:value-type="float" office:value="3.28427839965344" calcext:value-type="float">
            <text:p>3.28427839965344</text:p>
          </table:table-cell>
          <table:table-cell office:value-type="float" office:value="-1.0219499066115" calcext:value-type="float">
            <text:p>-1.0219499066115</text:p>
          </table:table-cell>
          <table:table-cell office:value-type="float" office:value="-5.64462892299287" calcext:value-type="float">
            <text:p>-5.644628922992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an3</text:p>
          </table:table-cell>
          <table:table-cell office:value-type="float" office:value="1.88915661143234" calcext:value-type="float">
            <text:p>1.88915661143234</text:p>
          </table:table-cell>
          <table:table-cell office:value-type="float" office:value="2.80181823903517" calcext:value-type="float">
            <text:p>2.80181823903517</text:p>
          </table:table-cell>
          <table:table-cell office:value-type="float" office:value="7.6440037782146" calcext:value-type="float">
            <text:p>7.6440037782146</text:p>
          </table:table-cell>
          <table:table-cell office:value-type="float" office:value="1.45805934267654" calcext:value-type="float">
            <text:p>1.45805934267654</text:p>
          </table:table-cell>
          <table:table-cell office:value-type="float" office:value="-2.66092449483325" calcext:value-type="float">
            <text:p>-2.66092449483325</text:p>
          </table:table-cell>
          <table:table-cell office:value-type="float" office:value="-7.6440037782146" calcext:value-type="float">
            <text:p>-7.64400377821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dian1</text:p>
          </table:table-cell>
          <table:table-cell office:value-type="float" office:value="3.90873292963295" calcext:value-type="float">
            <text:p>3.90873292963295</text:p>
          </table:table-cell>
          <table:table-cell office:value-type="float" office:value="1.81434000670393" calcext:value-type="float">
            <text:p>1.81434000670393</text:p>
          </table:table-cell>
          <table:table-cell office:value-type="float" office:value="4.76413765627965" calcext:value-type="float">
            <text:p>4.76413765627965</text:p>
          </table:table-cell>
          <table:table-cell office:value-type="float" office:value="3.79255286938932" calcext:value-type="float">
            <text:p>3.79255286938932</text:p>
          </table:table-cell>
          <table:table-cell office:value-type="float" office:value="-0.0204922425839045" calcext:value-type="float">
            <text:p>-0.020492242583905</text:p>
          </table:table-cell>
          <table:table-cell office:value-type="float" office:value="-4.75239975494251" calcext:value-type="float">
            <text:p>-4.752399754942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dian2</text:p>
          </table:table-cell>
          <table:table-cell office:value-type="float" office:value="4.6406724281451" calcext:value-type="float">
            <text:p>4.6406724281451</text:p>
          </table:table-cell>
          <table:table-cell office:value-type="float" office:value="1.94947589761609" calcext:value-type="float">
            <text:p>1.94947589761609</text:p>
          </table:table-cell>
          <table:table-cell office:value-type="float" office:value="5.81504480913327" calcext:value-type="float">
            <text:p>5.81504480913327</text:p>
          </table:table-cell>
          <table:table-cell office:value-type="float" office:value="4.6406724281451" calcext:value-type="float">
            <text:p>4.6406724281451</text:p>
          </table:table-cell>
          <table:table-cell office:value-type="float" office:value="-0.561503797477766" calcext:value-type="float">
            <text:p>-0.561503797477766</text:p>
          </table:table-cell>
          <table:table-cell office:value-type="float" office:value="-5.81504480913327" calcext:value-type="float">
            <text:p>-5.815044809133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dian3</text:p>
          </table:table-cell>
          <table:table-cell office:value-type="float" office:value="2.88571580477228" calcext:value-type="float">
            <text:p>2.88571580477228</text:p>
          </table:table-cell>
          <table:table-cell office:value-type="float" office:value="2.59754536823392" calcext:value-type="float">
            <text:p>2.59754536823392</text:p>
          </table:table-cell>
          <table:table-cell office:value-type="float" office:value="8.0490811439381" calcext:value-type="float">
            <text:p>8.0490811439381</text:p>
          </table:table-cell>
          <table:table-cell office:value-type="float" office:value="2.77963751690299" calcext:value-type="float">
            <text:p>2.77963751690299</text:p>
          </table:table-cell>
          <table:table-cell office:value-type="float" office:value="-2.25888074119849" calcext:value-type="float">
            <text:p>-2.25888074119849</text:p>
          </table:table-cell>
          <table:table-cell office:value-type="float" office:value="-8.0490811439381" calcext:value-type="float">
            <text:p>-8.04908114393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stdev1</text:p>
          </table:table-cell>
          <table:table-cell office:value-type="float" office:value="0.750041662645384" calcext:value-type="float">
            <text:p>0.750041662645384</text:p>
          </table:table-cell>
          <table:table-cell office:value-type="float" office:value="0.903256973505686" calcext:value-type="float">
            <text:p>0.903256973505686</text:p>
          </table:table-cell>
          <table:table-cell office:value-type="float" office:value="3.99522705023342" calcext:value-type="float">
            <text:p>3.99522705023342</text:p>
          </table:table-cell>
          <table:table-cell office:value-type="float" office:value="0.657965094694369" calcext:value-type="float">
            <text:p>0.657965094694369</text:p>
          </table:table-cell>
          <table:table-cell office:value-type="float" office:value="-0.847278807993126" calcext:value-type="float">
            <text:p>-0.847278807993126</text:p>
          </table:table-cell>
          <table:table-cell office:value-type="float" office:value="-3.99522705023342" calcext:value-type="float">
            <text:p>-3.995227050233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stdev2</text:p>
          </table:table-cell>
          <table:table-cell office:value-type="float" office:value="0.713180913836312" calcext:value-type="float">
            <text:p>0.713180913836312</text:p>
          </table:table-cell>
          <table:table-cell office:value-type="float" office:value="1.07536562002901" calcext:value-type="float">
            <text:p>1.07536562002901</text:p>
          </table:table-cell>
          <table:table-cell office:value-type="float" office:value="4.37746033882193" calcext:value-type="float">
            <text:p>4.37746033882193</text:p>
          </table:table-cell>
          <table:table-cell office:value-type="float" office:value="0.57493229616962" calcext:value-type="float">
            <text:p>0.57493229616962</text:p>
          </table:table-cell>
          <table:table-cell office:value-type="float" office:value="-1.06179672776569" calcext:value-type="float">
            <text:p>-1.06179672776569</text:p>
          </table:table-cell>
          <table:table-cell office:value-type="float" office:value="-4.37746033882193" calcext:value-type="float">
            <text:p>-4.377460338821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stdev3</text:p>
          </table:table-cell>
          <table:table-cell office:value-type="float" office:value="0.589285990035788" calcext:value-type="float">
            <text:p>0.589285990035788</text:p>
          </table:table-cell>
          <table:table-cell office:value-type="float" office:value="1.41531146775217" calcext:value-type="float">
            <text:p>1.41531146775217</text:p>
          </table:table-cell>
          <table:table-cell office:value-type="float" office:value="4.74696099178011" calcext:value-type="float">
            <text:p>4.74696099178011</text:p>
          </table:table-cell>
          <table:table-cell office:value-type="float" office:value="0.363715540154302" calcext:value-type="float">
            <text:p>0.363715540154302</text:p>
          </table:table-cell>
          <table:table-cell office:value-type="float" office:value="-1.41531146775217" calcext:value-type="float">
            <text:p>-1.41531146775217</text:p>
          </table:table-cell>
          <table:table-cell office:value-type="float" office:value="-4.74696099178011" calcext:value-type="float">
            <text:p>-4.74696099178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ax1</text:p>
          </table:table-cell>
          <table:table-cell office:value-type="float" office:value="3.6573410254129" calcext:value-type="float">
            <text:p>3.6573410254129</text:p>
          </table:table-cell>
          <table:table-cell office:value-type="float" office:value="2.03416989457001" calcext:value-type="float">
            <text:p>2.03416989457001</text:p>
          </table:table-cell>
          <table:table-cell office:value-type="float" office:value="6.2057949367793" calcext:value-type="float">
            <text:p>6.2057949367793</text:p>
          </table:table-cell>
          <table:table-cell office:value-type="float" office:value="3.53860266603829" calcext:value-type="float">
            <text:p>3.53860266603829</text:p>
          </table:table-cell>
          <table:table-cell office:value-type="float" office:value="-0.599561775748977" calcext:value-type="float">
            <text:p>-0.599561775748977</text:p>
          </table:table-cell>
          <table:table-cell office:value-type="float" office:value="-6.2057949367793" calcext:value-type="float">
            <text:p>-6.20579493677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ax2</text:p>
          </table:table-cell>
          <table:table-cell office:value-type="float" office:value="3.92762306609449" calcext:value-type="float">
            <text:p>3.92762306609449</text:p>
          </table:table-cell>
          <table:table-cell office:value-type="float" office:value="2.24376949989501" calcext:value-type="float">
            <text:p>2.24376949989501</text:p>
          </table:table-cell>
          <table:table-cell office:value-type="float" office:value="7.0305003295482" calcext:value-type="float">
            <text:p>7.0305003295482</text:p>
          </table:table-cell>
          <table:table-cell office:value-type="float" office:value="3.88786311073141" calcext:value-type="float">
            <text:p>3.88786311073141</text:p>
          </table:table-cell>
          <table:table-cell office:value-type="float" office:value="-0.843991632697595" calcext:value-type="float">
            <text:p>-0.843991632697595</text:p>
          </table:table-cell>
          <table:table-cell office:value-type="float" office:value="-7.02402824159018" calcext:value-type="float">
            <text:p>-7.024028241590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ax3</text:p>
          </table:table-cell>
          <table:table-cell office:value-type="float" office:value="2.80141657290214" calcext:value-type="float">
            <text:p>2.80141657290214</text:p>
          </table:table-cell>
          <table:table-cell office:value-type="float" office:value="3.05688374088415" calcext:value-type="float">
            <text:p>3.05688374088415</text:p>
          </table:table-cell>
          <table:table-cell office:value-type="float" office:value="9.45697200863244" calcext:value-type="float">
            <text:p>9.45697200863244</text:p>
          </table:table-cell>
          <table:table-cell office:value-type="float" office:value="2.71617589783215" calcext:value-type="float">
            <text:p>2.71617589783215</text:p>
          </table:table-cell>
          <table:table-cell office:value-type="float" office:value="-2.81974528835795" calcext:value-type="float">
            <text:p>-2.81974528835795</text:p>
          </table:table-cell>
          <table:table-cell office:value-type="float" office:value="-9.45697200863244" calcext:value-type="float">
            <text:p>-9.456972008632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an1</text:p>
          </table:table-cell>
          <table:table-cell office:value-type="float" office:value="6.30294680074653" calcext:value-type="float">
            <text:p>6.30294680074653</text:p>
          </table:table-cell>
          <table:table-cell office:value-type="float" office:value="2.51015329674923" calcext:value-type="float">
            <text:p>2.51015329674923</text:p>
          </table:table-cell>
          <table:table-cell office:value-type="float" office:value="2.38829326888953" calcext:value-type="float">
            <text:p>2.38829326888953</text:p>
          </table:table-cell>
          <table:table-cell office:value-type="float" office:value="6.30259560657515" calcext:value-type="float">
            <text:p>6.30259560657515</text:p>
          </table:table-cell>
          <table:table-cell office:value-type="float" office:value="2.27438706222376" calcext:value-type="float">
            <text:p>2.27438706222376</text:p>
          </table:table-cell>
          <table:table-cell office:value-type="float" office:value="-2.25536458313984" calcext:value-type="float">
            <text:p>-2.255364583139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an2</text:p>
          </table:table-cell>
          <table:table-cell office:value-type="float" office:value="4.05219825900156" calcext:value-type="float">
            <text:p>4.05219825900156</text:p>
          </table:table-cell>
          <table:table-cell office:value-type="float" office:value="1.5865096040747" calcext:value-type="float">
            <text:p>1.5865096040747</text:p>
          </table:table-cell>
          <table:table-cell office:value-type="float" office:value="5.20499852800298" calcext:value-type="float">
            <text:p>5.20499852800298</text:p>
          </table:table-cell>
          <table:table-cell office:value-type="float" office:value="4.04712308862017" calcext:value-type="float">
            <text:p>4.04712308862017</text:p>
          </table:table-cell>
          <table:table-cell office:value-type="float" office:value="-0.37483765447706" calcext:value-type="float">
            <text:p>-0.37483765447706</text:p>
          </table:table-cell>
          <table:table-cell office:value-type="float" office:value="-5.20499852800298" calcext:value-type="float">
            <text:p>-5.204998528002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an3</text:p>
          </table:table-cell>
          <table:table-cell office:value-type="float" office:value="3.13834900084655" calcext:value-type="float">
            <text:p>3.13834900084655</text:p>
          </table:table-cell>
          <table:table-cell office:value-type="float" office:value="1.68872403731404" calcext:value-type="float">
            <text:p>1.68872403731404</text:p>
          </table:table-cell>
          <table:table-cell office:value-type="float" office:value="5.63314626107873" calcext:value-type="float">
            <text:p>5.63314626107873</text:p>
          </table:table-cell>
          <table:table-cell office:value-type="float" office:value="3.10197746267351" calcext:value-type="float">
            <text:p>3.10197746267351</text:p>
          </table:table-cell>
          <table:table-cell office:value-type="float" office:value="-0.938709609273157" calcext:value-type="float">
            <text:p>-0.938709609273157</text:p>
          </table:table-cell>
          <table:table-cell office:value-type="float" office:value="-5.63314626107873" calcext:value-type="float">
            <text:p>-5.633146261078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dian1</text:p>
          </table:table-cell>
          <table:table-cell office:value-type="float" office:value="7.77203799082864" calcext:value-type="float">
            <text:p>7.77203799082864</text:p>
          </table:table-cell>
          <table:table-cell office:value-type="float" office:value="3.19049898588564" calcext:value-type="float">
            <text:p>3.19049898588564</text:p>
          </table:table-cell>
          <table:table-cell office:value-type="float" office:value="2.2979152668128" calcext:value-type="float">
            <text:p>2.2979152668128</text:p>
          </table:table-cell>
          <table:table-cell office:value-type="float" office:value="7.77203799082864" calcext:value-type="float">
            <text:p>7.77203799082864</text:p>
          </table:table-cell>
          <table:table-cell office:value-type="float" office:value="3.00027580525065" calcext:value-type="float">
            <text:p>3.00027580525065</text:p>
          </table:table-cell>
          <table:table-cell office:value-type="float" office:value="-2.05314268584587" calcext:value-type="float">
            <text:p>-2.053142685845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dian2</text:p>
          </table:table-cell>
          <table:table-cell office:value-type="float" office:value="5.41236265181922" calcext:value-type="float">
            <text:p>5.41236265181922</text:p>
          </table:table-cell>
          <table:table-cell office:value-type="float" office:value="1.8705347299963" calcext:value-type="float">
            <text:p>1.8705347299963</text:p>
          </table:table-cell>
          <table:table-cell office:value-type="float" office:value="5.33829242167098" calcext:value-type="float">
            <text:p>5.33829242167098</text:p>
          </table:table-cell>
          <table:table-cell office:value-type="float" office:value="5.41236265181922" calcext:value-type="float">
            <text:p>5.41236265181922</text:p>
          </table:table-cell>
          <table:table-cell office:value-type="float" office:value="0.123529024436694" calcext:value-type="float">
            <text:p>0.123529024436694</text:p>
          </table:table-cell>
          <table:table-cell office:value-type="float" office:value="-5.33829242167098" calcext:value-type="float">
            <text:p>-5.338292421670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dian3</text:p>
          </table:table-cell>
          <table:table-cell office:value-type="float" office:value="4.34888465286035" calcext:value-type="float">
            <text:p>4.34888465286035</text:p>
          </table:table-cell>
          <table:table-cell office:value-type="float" office:value="1.82127868029415" calcext:value-type="float">
            <text:p>1.82127868029415</text:p>
          </table:table-cell>
          <table:table-cell office:value-type="float" office:value="5.8858065549461" calcext:value-type="float">
            <text:p>5.8858065549461</text:p>
          </table:table-cell>
          <table:table-cell office:value-type="float" office:value="4.3376922464448" calcext:value-type="float">
            <text:p>4.3376922464448</text:p>
          </table:table-cell>
          <table:table-cell office:value-type="float" office:value="-0.511890005493188" calcext:value-type="float">
            <text:p>-0.511890005493188</text:p>
          </table:table-cell>
          <table:table-cell office:value-type="float" office:value="-5.8858065549461" calcext:value-type="float">
            <text:p>-5.8858065549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stdev1</text:p>
          </table:table-cell>
          <table:table-cell office:value-type="float" office:value="1.03966290113791" calcext:value-type="float">
            <text:p>1.03966290113791</text:p>
          </table:table-cell>
          <table:table-cell office:value-type="float" office:value="0.755519771091902" calcext:value-type="float">
            <text:p>0.755519771091902</text:p>
          </table:table-cell>
          <table:table-cell office:value-type="float" office:value="3.99505327319216" calcext:value-type="float">
            <text:p>3.99505327319216</text:p>
          </table:table-cell>
          <table:table-cell office:value-type="float" office:value="1.01220925797479" calcext:value-type="float">
            <text:p>1.01220925797479</text:p>
          </table:table-cell>
          <table:table-cell office:value-type="float" office:value="-0.652191236688051" calcext:value-type="float">
            <text:p>-0.652191236688051</text:p>
          </table:table-cell>
          <table:table-cell office:value-type="float" office:value="-3.99505327319216" calcext:value-type="float">
            <text:p>-3.995053273192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stdev2</text:p>
          </table:table-cell>
          <table:table-cell office:value-type="float" office:value="1.15983347317786" calcext:value-type="float">
            <text:p>1.15983347317786</text:p>
          </table:table-cell>
          <table:table-cell office:value-type="float" office:value="0.908637253092358" calcext:value-type="float">
            <text:p>0.908637253092358</text:p>
          </table:table-cell>
          <table:table-cell office:value-type="float" office:value="4.37385986947701" calcext:value-type="float">
            <text:p>4.37385986947701</text:p>
          </table:table-cell>
          <table:table-cell office:value-type="float" office:value="1.12899756120515" calcext:value-type="float">
            <text:p>1.12899756120515</text:p>
          </table:table-cell>
          <table:table-cell office:value-type="float" office:value="-0.847070093610772" calcext:value-type="float">
            <text:p>-0.847070093610772</text:p>
          </table:table-cell>
          <table:table-cell office:value-type="float" office:value="-4.37385986947701" calcext:value-type="float">
            <text:p>-4.373859869477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stdev3</text:p>
          </table:table-cell>
          <table:table-cell office:value-type="float" office:value="0.547925131028904" calcext:value-type="float">
            <text:p>0.547925131028904</text:p>
          </table:table-cell>
          <table:table-cell office:value-type="float" office:value="1.46809521011468" calcext:value-type="float">
            <text:p>1.46809521011468</text:p>
          </table:table-cell>
          <table:table-cell office:value-type="float" office:value="4.76180465853309" calcext:value-type="float">
            <text:p>4.76180465853309</text:p>
          </table:table-cell>
          <table:table-cell office:value-type="float" office:value="0.275543044295473" calcext:value-type="float">
            <text:p>0.275543044295473</text:p>
          </table:table-cell>
          <table:table-cell office:value-type="float" office:value="-1.46809521011468" calcext:value-type="float">
            <text:p>-1.46809521011468</text:p>
          </table:table-cell>
          <table:table-cell office:value-type="float" office:value="-4.76180465853309" calcext:value-type="float">
            <text:p>-4.761804658533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ax1</text:p>
          </table:table-cell>
          <table:table-cell office:value-type="float" office:value="6.93830197584433" calcext:value-type="float">
            <text:p>6.93830197584433</text:p>
          </table:table-cell>
          <table:table-cell office:value-type="float" office:value="2.64446472605518" calcext:value-type="float">
            <text:p>2.64446472605518</text:p>
          </table:table-cell>
          <table:table-cell office:value-type="float" office:value="4.17801772990001" calcext:value-type="float">
            <text:p>4.17801772990001</text:p>
          </table:table-cell>
          <table:table-cell office:value-type="float" office:value="6.93830197584433" calcext:value-type="float">
            <text:p>6.93830197584433</text:p>
          </table:table-cell>
          <table:table-cell office:value-type="float" office:value="2.0202596322813" calcext:value-type="float">
            <text:p>2.0202596322813</text:p>
          </table:table-cell>
          <table:table-cell office:value-type="float" office:value="-4.13832971992909" calcext:value-type="float">
            <text:p>-4.138329719929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ax2</text:p>
          </table:table-cell>
          <table:table-cell office:value-type="float" office:value="4.35454597127484" calcext:value-type="float">
            <text:p>4.35454597127484</text:p>
          </table:table-cell>
          <table:table-cell office:value-type="float" office:value="2.08906122625689" calcext:value-type="float">
            <text:p>2.08906122625689</text:p>
          </table:table-cell>
          <table:table-cell office:value-type="float" office:value="7.49929981723601" calcext:value-type="float">
            <text:p>7.49929981723601</text:p>
          </table:table-cell>
          <table:table-cell office:value-type="float" office:value="4.34841561445923" calcext:value-type="float">
            <text:p>4.34841561445923</text:p>
          </table:table-cell>
          <table:table-cell office:value-type="float" office:value="-0.905201470584153" calcext:value-type="float">
            <text:p>-0.905201470584153</text:p>
          </table:table-cell>
          <table:table-cell office:value-type="float" office:value="-7.49929981723601" calcext:value-type="float">
            <text:p>-7.499299817236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ax3</text:p>
          </table:table-cell>
          <table:table-cell office:value-type="float" office:value="3.34879044681506" calcext:value-type="float">
            <text:p>3.34879044681506</text:p>
          </table:table-cell>
          <table:table-cell office:value-type="float" office:value="2.2197138255115" calcext:value-type="float">
            <text:p>2.2197138255115</text:p>
          </table:table-cell>
          <table:table-cell office:value-type="float" office:value="7.9643821450924" calcext:value-type="float">
            <text:p>7.9643821450924</text:p>
          </table:table-cell>
          <table:table-cell office:value-type="float" office:value="3.32787442580718" calcext:value-type="float">
            <text:p>3.32787442580718</text:p>
          </table:table-cell>
          <table:table-cell office:value-type="float" office:value="-1.5758292404564" calcext:value-type="float">
            <text:p>-1.5758292404564</text:p>
          </table:table-cell>
          <table:table-cell office:value-type="float" office:value="-7.9643821450924" calcext:value-type="float">
            <text:p>-7.96438214509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an1</text:p>
          </table:table-cell>
          <table:table-cell office:value-type="float" office:value="2.74496291283094" calcext:value-type="float">
            <text:p>2.74496291283094</text:p>
          </table:table-cell>
          <table:table-cell office:value-type="float" office:value="1.63080295375238" calcext:value-type="float">
            <text:p>1.63080295375238</text:p>
          </table:table-cell>
          <table:table-cell office:value-type="float" office:value="4.64370154937414" calcext:value-type="float">
            <text:p>4.64370154937414</text:p>
          </table:table-cell>
          <table:table-cell office:value-type="float" office:value="2.49880693671476" calcext:value-type="float">
            <text:p>2.49880693671476</text:p>
          </table:table-cell>
          <table:table-cell office:value-type="float" office:value="-0.461399859581963" calcext:value-type="float">
            <text:p>-0.461399859581963</text:p>
          </table:table-cell>
          <table:table-cell office:value-type="float" office:value="-4.5943126854056" calcext:value-type="float">
            <text:p>-4.59431268540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an2</text:p>
          </table:table-cell>
          <table:table-cell office:value-type="float" office:value="2.8952844249584" calcext:value-type="float">
            <text:p>2.8952844249584</text:p>
          </table:table-cell>
          <table:table-cell office:value-type="float" office:value="1.86397866549166" calcext:value-type="float">
            <text:p>1.86397866549166</text:p>
          </table:table-cell>
          <table:table-cell office:value-type="float" office:value="5.89542224292064" calcext:value-type="float">
            <text:p>5.89542224292064</text:p>
          </table:table-cell>
          <table:table-cell office:value-type="float" office:value="2.80707592186564" calcext:value-type="float">
            <text:p>2.80707592186564</text:p>
          </table:table-cell>
          <table:table-cell office:value-type="float" office:value="-1.11976466867859" calcext:value-type="float">
            <text:p>-1.11976466867859</text:p>
          </table:table-cell>
          <table:table-cell office:value-type="float" office:value="-5.89542224292064" calcext:value-type="float">
            <text:p>-5.895422242920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an3</text:p>
          </table:table-cell>
          <table:table-cell office:value-type="float" office:value="1.67898922739979" calcext:value-type="float">
            <text:p>1.67898922739979</text:p>
          </table:table-cell>
          <table:table-cell office:value-type="float" office:value="2.93130260815393" calcext:value-type="float">
            <text:p>2.93130260815393</text:p>
          </table:table-cell>
          <table:table-cell office:value-type="float" office:value="8.13072057772454" calcext:value-type="float">
            <text:p>8.13072057772454</text:p>
          </table:table-cell>
          <table:table-cell office:value-type="float" office:value="1.05064720179047" calcext:value-type="float">
            <text:p>1.05064720179047</text:p>
          </table:table-cell>
          <table:table-cell office:value-type="float" office:value="-2.76407963700999" calcext:value-type="float">
            <text:p>-2.76407963700999</text:p>
          </table:table-cell>
          <table:table-cell office:value-type="float" office:value="-8.13072057772454" calcext:value-type="float">
            <text:p>-8.130720577724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dian1</text:p>
          </table:table-cell>
          <table:table-cell office:value-type="float" office:value="3.00794800823219" calcext:value-type="float">
            <text:p>3.00794800823219</text:p>
          </table:table-cell>
          <table:table-cell office:value-type="float" office:value="1.74372880280366" calcext:value-type="float">
            <text:p>1.74372880280366</text:p>
          </table:table-cell>
          <table:table-cell office:value-type="float" office:value="5.46478849034974" calcext:value-type="float">
            <text:p>5.46478849034974</text:p>
          </table:table-cell>
          <table:table-cell office:value-type="float" office:value="2.76959851844859" calcext:value-type="float">
            <text:p>2.76959851844859</text:p>
          </table:table-cell>
          <table:table-cell office:value-type="float" office:value="-0.514955621293688" calcext:value-type="float">
            <text:p>-0.514955621293688</text:p>
          </table:table-cell>
          <table:table-cell office:value-type="float" office:value="-5.46478849034974" calcext:value-type="float">
            <text:p>-5.464788490349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dian2</text:p>
          </table:table-cell>
          <table:table-cell office:value-type="float" office:value="3.11202431714793" calcext:value-type="float">
            <text:p>3.11202431714793</text:p>
          </table:table-cell>
          <table:table-cell office:value-type="float" office:value="2.01621634850422" calcext:value-type="float">
            <text:p>2.01621634850422</text:p>
          </table:table-cell>
          <table:table-cell office:value-type="float" office:value="6.91077032414017" calcext:value-type="float">
            <text:p>6.91077032414017</text:p>
          </table:table-cell>
          <table:table-cell office:value-type="float" office:value="3.0189512756435" calcext:value-type="float">
            <text:p>3.0189512756435</text:p>
          </table:table-cell>
          <table:table-cell office:value-type="float" office:value="-1.33127730069046" calcext:value-type="float">
            <text:p>-1.33127730069046</text:p>
          </table:table-cell>
          <table:table-cell office:value-type="float" office:value="-6.91077032414017" calcext:value-type="float">
            <text:p>-6.910770324140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dian3</text:p>
          </table:table-cell>
          <table:table-cell office:value-type="float" office:value="1.88364415868485" calcext:value-type="float">
            <text:p>1.88364415868485</text:p>
          </table:table-cell>
          <table:table-cell office:value-type="float" office:value="3.16224632194766" calcext:value-type="float">
            <text:p>3.16224632194766</text:p>
          </table:table-cell>
          <table:table-cell office:value-type="float" office:value="9.21881115855522" calcext:value-type="float">
            <text:p>9.21881115855522</text:p>
          </table:table-cell>
          <table:table-cell office:value-type="float" office:value="1.24200125913195" calcext:value-type="float">
            <text:p>1.24200125913195</text:p>
          </table:table-cell>
          <table:table-cell office:value-type="float" office:value="-3.05484295300684" calcext:value-type="float">
            <text:p>-3.05484295300684</text:p>
          </table:table-cell>
          <table:table-cell office:value-type="float" office:value="-9.21881115855522" calcext:value-type="float">
            <text:p>-9.218811158555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stdev1</text:p>
          </table:table-cell>
          <table:table-cell office:value-type="float" office:value="0.737098649481685" calcext:value-type="float">
            <text:p>0.737098649481685</text:p>
          </table:table-cell>
          <table:table-cell office:value-type="float" office:value="1.00707394050695" calcext:value-type="float">
            <text:p>1.00707394050695</text:p>
          </table:table-cell>
          <table:table-cell office:value-type="float" office:value="4.12704704580054" calcext:value-type="float">
            <text:p>4.12704704580054</text:p>
          </table:table-cell>
          <table:table-cell office:value-type="float" office:value="0.637069425729628" calcext:value-type="float">
            <text:p>0.637069425729628</text:p>
          </table:table-cell>
          <table:table-cell office:value-type="float" office:value="-0.975136668700977" calcext:value-type="float">
            <text:p>-0.975136668700977</text:p>
          </table:table-cell>
          <table:table-cell office:value-type="float" office:value="-4.12704704580054" calcext:value-type="float">
            <text:p>-4.127047045800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stdev2</text:p>
          </table:table-cell>
          <table:table-cell office:value-type="float" office:value="0.730124438198777" calcext:value-type="float">
            <text:p>0.730124438198777</text:p>
          </table:table-cell>
          <table:table-cell office:value-type="float" office:value="1.1360767019459" calcext:value-type="float">
            <text:p>1.1360767019459</text:p>
          </table:table-cell>
          <table:table-cell office:value-type="float" office:value="4.26300747981671" calcext:value-type="float">
            <text:p>4.26300747981671</text:p>
          </table:table-cell>
          <table:table-cell office:value-type="float" office:value="0.588873978089621" calcext:value-type="float">
            <text:p>0.588873978089621</text:p>
          </table:table-cell>
          <table:table-cell office:value-type="float" office:value="-1.11811704749355" calcext:value-type="float">
            <text:p>-1.11811704749355</text:p>
          </table:table-cell>
          <table:table-cell office:value-type="float" office:value="-4.26300747981671" calcext:value-type="float">
            <text:p>-4.263007479816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stdev3</text:p>
          </table:table-cell>
          <table:table-cell office:value-type="float" office:value="0.610148906971456" calcext:value-type="float">
            <text:p>0.610148906971456</text:p>
          </table:table-cell>
          <table:table-cell office:value-type="float" office:value="1.4426677853608" calcext:value-type="float">
            <text:p>1.4426677853608</text:p>
          </table:table-cell>
          <table:table-cell office:value-type="float" office:value="4.82345313753897" calcext:value-type="float">
            <text:p>4.82345313753897</text:p>
          </table:table-cell>
          <table:table-cell office:value-type="float" office:value="0.413570515993084" calcext:value-type="float">
            <text:p>0.413570515993084</text:p>
          </table:table-cell>
          <table:table-cell office:value-type="float" office:value="-1.4426677853608" calcext:value-type="float">
            <text:p>-1.4426677853608</text:p>
          </table:table-cell>
          <table:table-cell office:value-type="float" office:value="-4.82345313753897" calcext:value-type="float">
            <text:p>-4.823453137538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ax1</text:p>
          </table:table-cell>
          <table:table-cell office:value-type="float" office:value="3.31011448820921" calcext:value-type="float">
            <text:p>3.31011448820921</text:p>
          </table:table-cell>
          <table:table-cell office:value-type="float" office:value="2.18115658511073" calcext:value-type="float">
            <text:p>2.18115658511073</text:p>
          </table:table-cell>
          <table:table-cell office:value-type="float" office:value="7.01494291179859" calcext:value-type="float">
            <text:p>7.01494291179859</text:p>
          </table:table-cell>
          <table:table-cell office:value-type="float" office:value="3.04994552397623" calcext:value-type="float">
            <text:p>3.04994552397623</text:p>
          </table:table-cell>
          <table:table-cell office:value-type="float" office:value="-0.87838749895116" calcext:value-type="float">
            <text:p>-0.87838749895116</text:p>
          </table:table-cell>
          <table:table-cell office:value-type="float" office:value="-7.01494291179859" calcext:value-type="float">
            <text:p>-7.014942911798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ax2</text:p>
          </table:table-cell>
          <table:table-cell office:value-type="float" office:value="3.54276412098011" calcext:value-type="float">
            <text:p>3.54276412098011</text:p>
          </table:table-cell>
          <table:table-cell office:value-type="float" office:value="2.29034678557943" calcext:value-type="float">
            <text:p>2.29034678557943</text:p>
          </table:table-cell>
          <table:table-cell office:value-type="float" office:value="7.491005650119" calcext:value-type="float">
            <text:p>7.491005650119</text:p>
          </table:table-cell>
          <table:table-cell office:value-type="float" office:value="3.37793552655172" calcext:value-type="float">
            <text:p>3.37793552655172</text:p>
          </table:table-cell>
          <table:table-cell office:value-type="float" office:value="-1.33636812951929" calcext:value-type="float">
            <text:p>-1.33636812951929</text:p>
          </table:table-cell>
          <table:table-cell office:value-type="float" office:value="-7.45469741938824" calcext:value-type="float">
            <text:p>-7.454697419388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ax3</text:p>
          </table:table-cell>
          <table:table-cell office:value-type="float" office:value="2.42805519103947" calcext:value-type="float">
            <text:p>2.42805519103947</text:p>
          </table:table-cell>
          <table:table-cell office:value-type="float" office:value="3.38660232929543" calcext:value-type="float">
            <text:p>3.38660232929543</text:p>
          </table:table-cell>
          <table:table-cell office:value-type="float" office:value="10.3647460564714" calcext:value-type="float">
            <text:p>10.3647460564714</text:p>
          </table:table-cell>
          <table:table-cell office:value-type="float" office:value="2.09381853649585" calcext:value-type="float">
            <text:p>2.09381853649585</text:p>
          </table:table-cell>
          <table:table-cell office:value-type="float" office:value="-3.29132549004811" calcext:value-type="float">
            <text:p>-3.29132549004811</text:p>
          </table:table-cell>
          <table:table-cell office:value-type="float" office:value="-10.3647460564714" calcext:value-type="float">
            <text:p>-10.36474605647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an1</text:p>
          </table:table-cell>
          <table:table-cell office:value-type="float" office:value="2.498983365023" calcext:value-type="float">
            <text:p>2.498983365023</text:p>
          </table:table-cell>
          <table:table-cell office:value-type="float" office:value="1.68539359423887" calcext:value-type="float">
            <text:p>1.68539359423887</text:p>
          </table:table-cell>
          <table:table-cell office:value-type="float" office:value="4.40493775554497" calcext:value-type="float">
            <text:p>4.40493775554497</text:p>
          </table:table-cell>
          <table:table-cell office:value-type="float" office:value="1.9831577895395" calcext:value-type="float">
            <text:p>1.9831577895395</text:p>
          </table:table-cell>
          <table:table-cell office:value-type="float" office:value="-0.368305309430746" calcext:value-type="float">
            <text:p>-0.368305309430746</text:p>
          </table:table-cell>
          <table:table-cell office:value-type="float" office:value="-4.40493775554497" calcext:value-type="float">
            <text:p>-4.404937755544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an2</text:p>
          </table:table-cell>
          <table:table-cell office:value-type="float" office:value="1.72580545616185" calcext:value-type="float">
            <text:p>1.72580545616185</text:p>
          </table:table-cell>
          <table:table-cell office:value-type="float" office:value="2.06745004386912" calcext:value-type="float">
            <text:p>2.06745004386912</text:p>
          </table:table-cell>
          <table:table-cell office:value-type="float" office:value="6.56216954196426" calcext:value-type="float">
            <text:p>6.56216954196426</text:p>
          </table:table-cell>
          <table:table-cell office:value-type="float" office:value="1.6444720728584" calcext:value-type="float">
            <text:p>1.6444720728584</text:p>
          </table:table-cell>
          <table:table-cell office:value-type="float" office:value="-1.97197748377658" calcext:value-type="float">
            <text:p>-1.97197748377658</text:p>
          </table:table-cell>
          <table:table-cell office:value-type="float" office:value="-6.56216954196426" calcext:value-type="float">
            <text:p>-6.562169541964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an3</text:p>
          </table:table-cell>
          <table:table-cell office:value-type="float" office:value="3.45025875544901" calcext:value-type="float">
            <text:p>3.45025875544901</text:p>
          </table:table-cell>
          <table:table-cell office:value-type="float" office:value="1.4128531949557" calcext:value-type="float">
            <text:p>1.4128531949557</text:p>
          </table:table-cell>
          <table:table-cell office:value-type="float" office:value="5.97961597185264" calcext:value-type="float">
            <text:p>5.97961597185264</text:p>
          </table:table-cell>
          <table:table-cell office:value-type="float" office:value="3.42726603701047" calcext:value-type="float">
            <text:p>3.42726603701047</text:p>
          </table:table-cell>
          <table:table-cell office:value-type="float" office:value="-0.51497629359775" calcext:value-type="float">
            <text:p>-0.51497629359775</text:p>
          </table:table-cell>
          <table:table-cell office:value-type="float" office:value="-5.97961597185264" calcext:value-type="float">
            <text:p>-5.979615971852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dian1</text:p>
          </table:table-cell>
          <table:table-cell office:value-type="float" office:value="2.5630180519483" calcext:value-type="float">
            <text:p>2.5630180519483</text:p>
          </table:table-cell>
          <table:table-cell office:value-type="float" office:value="1.83158459097674" calcext:value-type="float">
            <text:p>1.83158459097674</text:p>
          </table:table-cell>
          <table:table-cell office:value-type="float" office:value="5.10048119617838" calcext:value-type="float">
            <text:p>5.10048119617838</text:p>
          </table:table-cell>
          <table:table-cell office:value-type="float" office:value="1.97870285511284" calcext:value-type="float">
            <text:p>1.97870285511284</text:p>
          </table:table-cell>
          <table:table-cell office:value-type="float" office:value="-0.401356838774119" calcext:value-type="float">
            <text:p>-0.401356838774119</text:p>
          </table:table-cell>
          <table:table-cell office:value-type="float" office:value="-5.10048119617838" calcext:value-type="float">
            <text:p>-5.100481196178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dian2</text:p>
          </table:table-cell>
          <table:table-cell office:value-type="float" office:value="1.80527228575742" calcext:value-type="float">
            <text:p>1.80527228575742</text:p>
          </table:table-cell>
          <table:table-cell office:value-type="float" office:value="2.20827349786972" calcext:value-type="float">
            <text:p>2.20827349786972</text:p>
          </table:table-cell>
          <table:table-cell office:value-type="float" office:value="7.30210572602809" calcext:value-type="float">
            <text:p>7.30210572602809</text:p>
          </table:table-cell>
          <table:table-cell office:value-type="float" office:value="1.727647945433" calcext:value-type="float">
            <text:p>1.727647945433</text:p>
          </table:table-cell>
          <table:table-cell office:value-type="float" office:value="-2.08793692258077" calcext:value-type="float">
            <text:p>-2.08793692258077</text:p>
          </table:table-cell>
          <table:table-cell office:value-type="float" office:value="-7.30210572602809" calcext:value-type="float">
            <text:p>-7.302105726028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dian3</text:p>
          </table:table-cell>
          <table:table-cell office:value-type="float" office:value="3.53158119160956" calcext:value-type="float">
            <text:p>3.53158119160956</text:p>
          </table:table-cell>
          <table:table-cell office:value-type="float" office:value="1.55554473655966" calcext:value-type="float">
            <text:p>1.55554473655966</text:p>
          </table:table-cell>
          <table:table-cell office:value-type="float" office:value="6.88623830113805" calcext:value-type="float">
            <text:p>6.88623830113805</text:p>
          </table:table-cell>
          <table:table-cell office:value-type="float" office:value="3.52749928469786" calcext:value-type="float">
            <text:p>3.52749928469786</text:p>
          </table:table-cell>
          <table:table-cell office:value-type="float" office:value="-0.659967339103526" calcext:value-type="float">
            <text:p>-0.659967339103526</text:p>
          </table:table-cell>
          <table:table-cell office:value-type="float" office:value="-6.88623830113805" calcext:value-type="float">
            <text:p>-6.886238301138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stdev1</text:p>
          </table:table-cell>
          <table:table-cell office:value-type="float" office:value="1.36628315035399" calcext:value-type="float">
            <text:p>1.36628315035399</text:p>
          </table:table-cell>
          <table:table-cell office:value-type="float" office:value="0.623030142253826" calcext:value-type="float">
            <text:p>0.623030142253826</text:p>
          </table:table-cell>
          <table:table-cell office:value-type="float" office:value="2.66635766807943" calcext:value-type="float">
            <text:p>2.66635766807943</text:p>
          </table:table-cell>
          <table:table-cell office:value-type="float" office:value="1.35696759194807" calcext:value-type="float">
            <text:p>1.35696759194807</text:p>
          </table:table-cell>
          <table:table-cell office:value-type="float" office:value="0.00749564759298407" calcext:value-type="float">
            <text:p>0.007495647592984</text:p>
          </table:table-cell>
          <table:table-cell office:value-type="float" office:value="-2.66635766807943" calcext:value-type="float">
            <text:p>-2.666357668079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stdev2</text:p>
          </table:table-cell>
          <table:table-cell office:value-type="float" office:value="0.73720462839207" calcext:value-type="float">
            <text:p>0.73720462839207</text:p>
          </table:table-cell>
          <table:table-cell office:value-type="float" office:value="0.881201756682392" calcext:value-type="float">
            <text:p>0.881201756682392</text:p>
          </table:table-cell>
          <table:table-cell office:value-type="float" office:value="3.5509755536653" calcext:value-type="float">
            <text:p>3.5509755536653</text:p>
          </table:table-cell>
          <table:table-cell office:value-type="float" office:value="0.70429203590408" calcext:value-type="float">
            <text:p>0.70429203590408</text:p>
          </table:table-cell>
          <table:table-cell office:value-type="float" office:value="-0.873982625267855" calcext:value-type="float">
            <text:p>-0.873982625267855</text:p>
          </table:table-cell>
          <table:table-cell office:value-type="float" office:value="-3.5509755536653" calcext:value-type="float">
            <text:p>-3.55097555366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stdev3</text:p>
          </table:table-cell>
          <table:table-cell office:value-type="float" office:value="0.850715632308624" calcext:value-type="float">
            <text:p>0.850715632308624</text:p>
          </table:table-cell>
          <table:table-cell office:value-type="float" office:value="0.827183955908298" calcext:value-type="float">
            <text:p>0.827183955908298</text:p>
          </table:table-cell>
          <table:table-cell office:value-type="float" office:value="3.63434375575184" calcext:value-type="float">
            <text:p>3.63434375575184</text:p>
          </table:table-cell>
          <table:table-cell office:value-type="float" office:value="0.849216514593538" calcext:value-type="float">
            <text:p>0.849216514593538</text:p>
          </table:table-cell>
          <table:table-cell office:value-type="float" office:value="-0.827183955908298" calcext:value-type="float">
            <text:p>-0.827183955908298</text:p>
          </table:table-cell>
          <table:table-cell office:value-type="float" office:value="-3.63434375575184" calcext:value-type="float">
            <text:p>-3.634343755751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ax1</text:p>
          </table:table-cell>
          <table:table-cell office:value-type="float" office:value="3.83854428368736" calcext:value-type="float">
            <text:p>3.83854428368736</text:p>
          </table:table-cell>
          <table:table-cell office:value-type="float" office:value="2.25932003549955" calcext:value-type="float">
            <text:p>2.25932003549955</text:p>
          </table:table-cell>
          <table:table-cell office:value-type="float" office:value="8.05984700001281" calcext:value-type="float">
            <text:p>8.05984700001281</text:p>
          </table:table-cell>
          <table:table-cell office:value-type="float" office:value="3.65632724706947" calcext:value-type="float">
            <text:p>3.65632724706947</text:p>
          </table:table-cell>
          <table:table-cell office:value-type="float" office:value="-0.171177288502994" calcext:value-type="float">
            <text:p>-0.171177288502994</text:p>
          </table:table-cell>
          <table:table-cell office:value-type="float" office:value="-8.05984700001281" calcext:value-type="float">
            <text:p>-8.059847000012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ax2</text:p>
          </table:table-cell>
          <table:table-cell office:value-type="float" office:value="1.97624334636015" calcext:value-type="float">
            <text:p>1.97624334636015</text:p>
          </table:table-cell>
          <table:table-cell office:value-type="float" office:value="3.43903865825098" calcext:value-type="float">
            <text:p>3.43903865825098</text:p>
          </table:table-cell>
          <table:table-cell office:value-type="float" office:value="11.657754349783" calcext:value-type="float">
            <text:p>11.657754349783</text:p>
          </table:table-cell>
          <table:table-cell office:value-type="float" office:value="1.67650378477722" calcext:value-type="float">
            <text:p>1.67650378477722</text:p>
          </table:table-cell>
          <table:table-cell office:value-type="float" office:value="-3.39623321269142" calcext:value-type="float">
            <text:p>-3.39623321269142</text:p>
          </table:table-cell>
          <table:table-cell office:value-type="float" office:value="-11.657754349783" calcext:value-type="float">
            <text:p>-11.6577543497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ax3</text:p>
          </table:table-cell>
          <table:table-cell office:value-type="float" office:value="4.69149567451928" calcext:value-type="float">
            <text:p>4.69149567451928</text:p>
          </table:table-cell>
          <table:table-cell office:value-type="float" office:value="2.15537896448391" calcext:value-type="float">
            <text:p>2.15537896448391</text:p>
          </table:table-cell>
          <table:table-cell office:value-type="float" office:value="10.327023833342" calcext:value-type="float">
            <text:p>10.327023833342</text:p>
          </table:table-cell>
          <table:table-cell office:value-type="float" office:value="4.6670080698326" calcext:value-type="float">
            <text:p>4.6670080698326</text:p>
          </table:table-cell>
          <table:table-cell office:value-type="float" office:value="-1.03144890499379" calcext:value-type="float">
            <text:p>-1.03144890499379</text:p>
          </table:table-cell>
          <table:table-cell office:value-type="float" office:value="-10.327023833342" calcext:value-type="float">
            <text:p>-10.327023833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 errors</text:p>
          </table:table-cell>
          <table:table-cell table:formula="of:=AVERAGE([.B2:.B61])" office:value-type="float" office:value="2.9727051904656" calcext:value-type="float">
            <text:p>2.9727051904656</text:p>
          </table:table-cell>
          <table:table-cell table:formula="of:=AVERAGE([.C2:.C61])" office:value-type="float" office:value="1.86048143130381" calcext:value-type="float">
            <text:p>1.86048143130381</text:p>
          </table:table-cell>
          <table:table-cell table:formula="of:=AVERAGE([.D2:.D61])" office:value-type="float" office:value="5.76841956224634" calcext:value-type="float">
            <text:p>5.76841956224634</text:p>
          </table:table-cell>
          <table:table-cell table:formula="of:=AVERAGE([.E2:.E61])" office:value-type="float" office:value="2.84652026586595" calcext:value-type="float">
            <text:p>2.84652026586595</text:p>
          </table:table-cell>
          <table:table-cell table:formula="of:=AVERAGE([.F2:.F61])" office:value-type="float" office:value="-0.814629095578634" calcext:value-type="float">
            <text:p>-0.814629095578634</text:p>
          </table:table-cell>
          <table:table-cell table:formula="of:=AVERAGE([.G2:.G61])" office:value-type="float" office:value="-5.75727898725144" calcext:value-type="float">
            <text:p>-5.75727898725144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 Models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validation and variable</text:p>
          </table:table-cell>
          <table:table-cell table:style-name="ce4" office:value-type="string" calcext:value-type="string">
            <text:p>low MAE</text:p>
          </table:table-cell>
          <table:table-cell table:style-name="ce4" office:value-type="string" calcext:value-type="string">
            <text:p>mid MAE</text:p>
          </table:table-cell>
          <table:table-cell table:style-name="ce4" office:value-type="string" calcext:value-type="string">
            <text:p>high MAE</text:p>
          </table:table-cell>
          <table:table-cell table:style-name="ce4" office:value-type="string" calcext:value-type="string">
            <text:p>low ME</text:p>
          </table:table-cell>
          <table:table-cell table:style-name="ce4" office:value-type="string" calcext:value-type="string">
            <text:p>mid ME</text:p>
          </table:table-cell>
          <table:table-cell table:style-name="ce4" office:value-type="string" calcext:value-type="string">
            <text:p>high 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an3</text:p>
          </table:table-cell>
          <table:table-cell office:value-type="float" office:value="3.36562166837819" calcext:value-type="float">
            <text:p>3.36562166837819</text:p>
          </table:table-cell>
          <table:table-cell office:value-type="float" office:value="1.52795104731756" calcext:value-type="float">
            <text:p>1.52795104731756</text:p>
          </table:table-cell>
          <table:table-cell office:value-type="float" office:value="4.86028261346031" calcext:value-type="float">
            <text:p>4.86028261346031</text:p>
          </table:table-cell>
          <table:table-cell office:value-type="float" office:value="3.31256796696762" calcext:value-type="float">
            <text:p>3.31256796696762</text:p>
          </table:table-cell>
          <table:table-cell office:value-type="float" office:value="-0.458863004361828" calcext:value-type="float">
            <text:p>-0.458863004361828</text:p>
          </table:table-cell>
          <table:table-cell office:value-type="float" office:value="-4.86028261346031" calcext:value-type="float">
            <text:p>-4.860282613460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edian3</text:p>
          </table:table-cell>
          <table:table-cell office:value-type="float" office:value="4.54167027448137" calcext:value-type="float">
            <text:p>4.54167027448137</text:p>
          </table:table-cell>
          <table:table-cell office:value-type="float" office:value="1.73781286690237" calcext:value-type="float">
            <text:p>1.73781286690237</text:p>
          </table:table-cell>
          <table:table-cell office:value-type="float" office:value="5.03121907407829" calcext:value-type="float">
            <text:p>5.03121907407829</text:p>
          </table:table-cell>
          <table:table-cell office:value-type="float" office:value="4.49211864550488" calcext:value-type="float">
            <text:p>4.49211864550488</text:p>
          </table:table-cell>
          <table:table-cell office:value-type="float" office:value="-0.0413834153740716" calcext:value-type="float">
            <text:p>-0.041383415374072</text:p>
          </table:table-cell>
          <table:table-cell office:value-type="float" office:value="-5.03121907407829" calcext:value-type="float">
            <text:p>-5.031219074078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stdev1</text:p>
          </table:table-cell>
          <table:table-cell office:value-type="float" office:value="0.756122479982623" calcext:value-type="float">
            <text:p>0.756122479982623</text:p>
          </table:table-cell>
          <table:table-cell office:value-type="float" office:value="0.99992498147645" calcext:value-type="float">
            <text:p>0.99992498147645</text:p>
          </table:table-cell>
          <table:table-cell office:value-type="float" office:value="4.0057730141674" calcext:value-type="float">
            <text:p>4.0057730141674</text:p>
          </table:table-cell>
          <table:table-cell office:value-type="float" office:value="0.646241142807326" calcext:value-type="float">
            <text:p>0.646241142807326</text:p>
          </table:table-cell>
          <table:table-cell office:value-type="float" office:value="-0.963890342937648" calcext:value-type="float">
            <text:p>-0.963890342937648</text:p>
          </table:table-cell>
          <table:table-cell office:value-type="float" office:value="-4.0057730141674" calcext:value-type="float">
            <text:p>-4.00577301416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validation OLS_LHmax1</text:p>
          </table:table-cell>
          <table:table-cell office:value-type="float" office:value="4.85621576562739" calcext:value-type="float">
            <text:p>4.85621576562739</text:p>
          </table:table-cell>
          <table:table-cell office:value-type="float" office:value="2.01833196214083" calcext:value-type="float">
            <text:p>2.01833196214083</text:p>
          </table:table-cell>
          <table:table-cell office:value-type="float" office:value="5.40027416703462" calcext:value-type="float">
            <text:p>5.40027416703462</text:p>
          </table:table-cell>
          <table:table-cell office:value-type="float" office:value="4.84054376413727" calcext:value-type="float">
            <text:p>4.84054376413727</text:p>
          </table:table-cell>
          <table:table-cell office:value-type="float" office:value="0.351501890684325" calcext:value-type="float">
            <text:p>0.351501890684325</text:p>
          </table:table-cell>
          <table:table-cell office:value-type="float" office:value="-5.35896457765016" calcext:value-type="float">
            <text:p>-5.35896457765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an1</text:p>
          </table:table-cell>
          <table:table-cell office:value-type="float" office:value="2.9232235763729" calcext:value-type="float">
            <text:p>2.9232235763729</text:p>
          </table:table-cell>
          <table:table-cell office:value-type="float" office:value="1.62557787999291" calcext:value-type="float">
            <text:p>1.62557787999291</text:p>
          </table:table-cell>
          <table:table-cell office:value-type="float" office:value="4.73161342296052" calcext:value-type="float">
            <text:p>4.73161342296052</text:p>
          </table:table-cell>
          <table:table-cell office:value-type="float" office:value="2.72363962468415" calcext:value-type="float">
            <text:p>2.72363962468415</text:p>
          </table:table-cell>
          <table:table-cell office:value-type="float" office:value="-0.536654478029748" calcext:value-type="float">
            <text:p>-0.536654478029748</text:p>
          </table:table-cell>
          <table:table-cell office:value-type="float" office:value="-4.71764599585378" calcext:value-type="float">
            <text:p>-4.717645995853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edian1</text:p>
          </table:table-cell>
          <table:table-cell office:value-type="float" office:value="3.90873292963295" calcext:value-type="float">
            <text:p>3.90873292963295</text:p>
          </table:table-cell>
          <table:table-cell office:value-type="float" office:value="1.81434000670393" calcext:value-type="float">
            <text:p>1.81434000670393</text:p>
          </table:table-cell>
          <table:table-cell office:value-type="float" office:value="4.76413765627965" calcext:value-type="float">
            <text:p>4.76413765627965</text:p>
          </table:table-cell>
          <table:table-cell office:value-type="float" office:value="3.79255286938932" calcext:value-type="float">
            <text:p>3.79255286938932</text:p>
          </table:table-cell>
          <table:table-cell office:value-type="float" office:value="-0.0204922425839045" calcext:value-type="float">
            <text:p>-0.020492242583905</text:p>
          </table:table-cell>
          <table:table-cell office:value-type="float" office:value="-4.75239975494251" calcext:value-type="float">
            <text:p>-4.752399754942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stdev1</text:p>
          </table:table-cell>
          <table:table-cell office:value-type="float" office:value="0.750041662645384" calcext:value-type="float">
            <text:p>0.750041662645384</text:p>
          </table:table-cell>
          <table:table-cell office:value-type="float" office:value="0.903256973505686" calcext:value-type="float">
            <text:p>0.903256973505686</text:p>
          </table:table-cell>
          <table:table-cell office:value-type="float" office:value="3.99522705023342" calcext:value-type="float">
            <text:p>3.99522705023342</text:p>
          </table:table-cell>
          <table:table-cell office:value-type="float" office:value="0.657965094694369" calcext:value-type="float">
            <text:p>0.657965094694369</text:p>
          </table:table-cell>
          <table:table-cell office:value-type="float" office:value="-0.847278807993126" calcext:value-type="float">
            <text:p>-0.847278807993126</text:p>
          </table:table-cell>
          <table:table-cell office:value-type="float" office:value="-3.99522705023342" calcext:value-type="float">
            <text:p>-3.995227050233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oral validation OLS_LHmax1</text:p>
          </table:table-cell>
          <table:table-cell office:value-type="float" office:value="3.6573410254129" calcext:value-type="float">
            <text:p>3.6573410254129</text:p>
          </table:table-cell>
          <table:table-cell office:value-type="float" office:value="2.03416989457001" calcext:value-type="float">
            <text:p>2.03416989457001</text:p>
          </table:table-cell>
          <table:table-cell office:value-type="float" office:value="6.2057949367793" calcext:value-type="float">
            <text:p>6.2057949367793</text:p>
          </table:table-cell>
          <table:table-cell office:value-type="float" office:value="3.53860266603829" calcext:value-type="float">
            <text:p>3.53860266603829</text:p>
          </table:table-cell>
          <table:table-cell office:value-type="float" office:value="-0.599561775748977" calcext:value-type="float">
            <text:p>-0.599561775748977</text:p>
          </table:table-cell>
          <table:table-cell office:value-type="float" office:value="-6.2057949367793" calcext:value-type="float">
            <text:p>-6.20579493677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an3</text:p>
          </table:table-cell>
          <table:table-cell office:value-type="float" office:value="3.13834900084655" calcext:value-type="float">
            <text:p>3.13834900084655</text:p>
          </table:table-cell>
          <table:table-cell office:value-type="float" office:value="1.68872403731404" calcext:value-type="float">
            <text:p>1.68872403731404</text:p>
          </table:table-cell>
          <table:table-cell office:value-type="float" office:value="5.63314626107873" calcext:value-type="float">
            <text:p>5.63314626107873</text:p>
          </table:table-cell>
          <table:table-cell office:value-type="float" office:value="3.10197746267351" calcext:value-type="float">
            <text:p>3.10197746267351</text:p>
          </table:table-cell>
          <table:table-cell office:value-type="float" office:value="-0.938709609273157" calcext:value-type="float">
            <text:p>-0.938709609273157</text:p>
          </table:table-cell>
          <table:table-cell office:value-type="float" office:value="-5.63314626107873" calcext:value-type="float">
            <text:p>-5.633146261078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edian3</text:p>
          </table:table-cell>
          <table:table-cell office:value-type="float" office:value="4.34888465286035" calcext:value-type="float">
            <text:p>4.34888465286035</text:p>
          </table:table-cell>
          <table:table-cell office:value-type="float" office:value="1.82127868029415" calcext:value-type="float">
            <text:p>1.82127868029415</text:p>
          </table:table-cell>
          <table:table-cell office:value-type="float" office:value="5.8858065549461" calcext:value-type="float">
            <text:p>5.8858065549461</text:p>
          </table:table-cell>
          <table:table-cell office:value-type="float" office:value="4.3376922464448" calcext:value-type="float">
            <text:p>4.3376922464448</text:p>
          </table:table-cell>
          <table:table-cell office:value-type="float" office:value="-0.511890005493188" calcext:value-type="float">
            <text:p>-0.511890005493188</text:p>
          </table:table-cell>
          <table:table-cell office:value-type="float" office:value="-5.8858065549461" calcext:value-type="float">
            <text:p>-5.8858065549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stdev1</text:p>
          </table:table-cell>
          <table:table-cell office:value-type="float" office:value="1.03966290113791" calcext:value-type="float">
            <text:p>1.03966290113791</text:p>
          </table:table-cell>
          <table:table-cell office:value-type="float" office:value="0.755519771091902" calcext:value-type="float">
            <text:p>0.755519771091902</text:p>
          </table:table-cell>
          <table:table-cell office:value-type="float" office:value="3.99505327319216" calcext:value-type="float">
            <text:p>3.99505327319216</text:p>
          </table:table-cell>
          <table:table-cell office:value-type="float" office:value="1.01220925797479" calcext:value-type="float">
            <text:p>1.01220925797479</text:p>
          </table:table-cell>
          <table:table-cell office:value-type="float" office:value="-0.652191236688051" calcext:value-type="float">
            <text:p>-0.652191236688051</text:p>
          </table:table-cell>
          <table:table-cell office:value-type="float" office:value="-3.99505327319216" calcext:value-type="float">
            <text:p>-3.995053273192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atial and temporal validation OLS_LHmax2</text:p>
          </table:table-cell>
          <table:table-cell office:value-type="float" office:value="4.35454597127484" calcext:value-type="float">
            <text:p>4.35454597127484</text:p>
          </table:table-cell>
          <table:table-cell office:value-type="float" office:value="2.08906122625689" calcext:value-type="float">
            <text:p>2.08906122625689</text:p>
          </table:table-cell>
          <table:table-cell office:value-type="float" office:value="7.49929981723601" calcext:value-type="float">
            <text:p>7.49929981723601</text:p>
          </table:table-cell>
          <table:table-cell office:value-type="float" office:value="4.34841561445923" calcext:value-type="float">
            <text:p>4.34841561445923</text:p>
          </table:table-cell>
          <table:table-cell office:value-type="float" office:value="-0.905201470584153" calcext:value-type="float">
            <text:p>-0.905201470584153</text:p>
          </table:table-cell>
          <table:table-cell office:value-type="float" office:value="-7.49929981723601" calcext:value-type="float">
            <text:p>-7.499299817236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an1</text:p>
          </table:table-cell>
          <table:table-cell office:value-type="float" office:value="2.74496291283094" calcext:value-type="float">
            <text:p>2.74496291283094</text:p>
          </table:table-cell>
          <table:table-cell office:value-type="float" office:value="1.63080295375238" calcext:value-type="float">
            <text:p>1.63080295375238</text:p>
          </table:table-cell>
          <table:table-cell office:value-type="float" office:value="4.64370154937414" calcext:value-type="float">
            <text:p>4.64370154937414</text:p>
          </table:table-cell>
          <table:table-cell office:value-type="float" office:value="2.49880693671476" calcext:value-type="float">
            <text:p>2.49880693671476</text:p>
          </table:table-cell>
          <table:table-cell office:value-type="float" office:value="-0.461399859581963" calcext:value-type="float">
            <text:p>-0.461399859581963</text:p>
          </table:table-cell>
          <table:table-cell office:value-type="float" office:value="-4.5943126854056" calcext:value-type="float">
            <text:p>-4.59431268540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edian1</text:p>
          </table:table-cell>
          <table:table-cell office:value-type="float" office:value="3.00794800823219" calcext:value-type="float">
            <text:p>3.00794800823219</text:p>
          </table:table-cell>
          <table:table-cell office:value-type="float" office:value="1.74372880280366" calcext:value-type="float">
            <text:p>1.74372880280366</text:p>
          </table:table-cell>
          <table:table-cell office:value-type="float" office:value="5.46478849034974" calcext:value-type="float">
            <text:p>5.46478849034974</text:p>
          </table:table-cell>
          <table:table-cell office:value-type="float" office:value="2.76959851844859" calcext:value-type="float">
            <text:p>2.76959851844859</text:p>
          </table:table-cell>
          <table:table-cell office:value-type="float" office:value="-0.514955621293688" calcext:value-type="float">
            <text:p>-0.514955621293688</text:p>
          </table:table-cell>
          <table:table-cell office:value-type="float" office:value="-5.46478849034974" calcext:value-type="float">
            <text:p>-5.464788490349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stdev1</text:p>
          </table:table-cell>
          <table:table-cell office:value-type="float" office:value="0.737098649481685" calcext:value-type="float">
            <text:p>0.737098649481685</text:p>
          </table:table-cell>
          <table:table-cell office:value-type="float" office:value="1.00707394050695" calcext:value-type="float">
            <text:p>1.00707394050695</text:p>
          </table:table-cell>
          <table:table-cell office:value-type="float" office:value="4.12704704580054" calcext:value-type="float">
            <text:p>4.12704704580054</text:p>
          </table:table-cell>
          <table:table-cell office:value-type="float" office:value="0.637069425729628" calcext:value-type="float">
            <text:p>0.637069425729628</text:p>
          </table:table-cell>
          <table:table-cell office:value-type="float" office:value="-0.975136668700977" calcext:value-type="float">
            <text:p>-0.975136668700977</text:p>
          </table:table-cell>
          <table:table-cell office:value-type="float" office:value="-4.12704704580054" calcext:value-type="float">
            <text:p>-4.127047045800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cal spatial and temporal validation OLS_LHmax1</text:p>
          </table:table-cell>
          <table:table-cell office:value-type="float" office:value="3.31011448820921" calcext:value-type="float">
            <text:p>3.31011448820921</text:p>
          </table:table-cell>
          <table:table-cell office:value-type="float" office:value="2.18115658511073" calcext:value-type="float">
            <text:p>2.18115658511073</text:p>
          </table:table-cell>
          <table:table-cell office:value-type="float" office:value="7.01494291179859" calcext:value-type="float">
            <text:p>7.01494291179859</text:p>
          </table:table-cell>
          <table:table-cell office:value-type="float" office:value="3.04994552397623" calcext:value-type="float">
            <text:p>3.04994552397623</text:p>
          </table:table-cell>
          <table:table-cell office:value-type="float" office:value="-0.87838749895116" calcext:value-type="float">
            <text:p>-0.87838749895116</text:p>
          </table:table-cell>
          <table:table-cell office:value-type="float" office:value="-7.01494291179859" calcext:value-type="float">
            <text:p>-7.014942911798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an1</text:p>
          </table:table-cell>
          <table:table-cell office:value-type="float" office:value="2.498983365023" calcext:value-type="float">
            <text:p>2.498983365023</text:p>
          </table:table-cell>
          <table:table-cell office:value-type="float" office:value="1.68539359423887" calcext:value-type="float">
            <text:p>1.68539359423887</text:p>
          </table:table-cell>
          <table:table-cell office:value-type="float" office:value="4.40493775554497" calcext:value-type="float">
            <text:p>4.40493775554497</text:p>
          </table:table-cell>
          <table:table-cell office:value-type="float" office:value="1.9831577895395" calcext:value-type="float">
            <text:p>1.9831577895395</text:p>
          </table:table-cell>
          <table:table-cell office:value-type="float" office:value="-0.368305309430746" calcext:value-type="float">
            <text:p>-0.368305309430746</text:p>
          </table:table-cell>
          <table:table-cell office:value-type="float" office:value="-4.40493775554497" calcext:value-type="float">
            <text:p>-4.404937755544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edian1</text:p>
          </table:table-cell>
          <table:table-cell office:value-type="float" office:value="2.5630180519483" calcext:value-type="float">
            <text:p>2.5630180519483</text:p>
          </table:table-cell>
          <table:table-cell office:value-type="float" office:value="1.83158459097674" calcext:value-type="float">
            <text:p>1.83158459097674</text:p>
          </table:table-cell>
          <table:table-cell office:value-type="float" office:value="5.10048119617838" calcext:value-type="float">
            <text:p>5.10048119617838</text:p>
          </table:table-cell>
          <table:table-cell office:value-type="float" office:value="1.97870285511284" calcext:value-type="float">
            <text:p>1.97870285511284</text:p>
          </table:table-cell>
          <table:table-cell office:value-type="float" office:value="-0.401356838774119" calcext:value-type="float">
            <text:p>-0.401356838774119</text:p>
          </table:table-cell>
          <table:table-cell office:value-type="float" office:value="-5.10048119617838" calcext:value-type="float">
            <text:p>-5.100481196178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stdev2</text:p>
          </table:table-cell>
          <table:table-cell office:value-type="float" office:value="0.73720462839207" calcext:value-type="float">
            <text:p>0.73720462839207</text:p>
          </table:table-cell>
          <table:table-cell office:value-type="float" office:value="0.881201756682392" calcext:value-type="float">
            <text:p>0.881201756682392</text:p>
          </table:table-cell>
          <table:table-cell office:value-type="float" office:value="3.5509755536653" calcext:value-type="float">
            <text:p>3.5509755536653</text:p>
          </table:table-cell>
          <table:table-cell office:value-type="float" office:value="0.70429203590408" calcext:value-type="float">
            <text:p>0.70429203590408</text:p>
          </table:table-cell>
          <table:table-cell office:value-type="float" office:value="-0.873982625267855" calcext:value-type="float">
            <text:p>-0.873982625267855</text:p>
          </table:table-cell>
          <table:table-cell office:value-type="float" office:value="-3.5509755536653" calcext:value-type="float">
            <text:p>-3.55097555366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hanced spatial and temporal validation OLS_LHmax2</text:p>
          </table:table-cell>
          <table:table-cell office:value-type="float" office:value="1.97624334636015" calcext:value-type="float">
            <text:p>1.97624334636015</text:p>
          </table:table-cell>
          <table:table-cell office:value-type="float" office:value="3.43903865825098" calcext:value-type="float">
            <text:p>3.43903865825098</text:p>
          </table:table-cell>
          <table:table-cell office:value-type="float" office:value="11.657754349783" calcext:value-type="float">
            <text:p>11.657754349783</text:p>
          </table:table-cell>
          <table:table-cell office:value-type="float" office:value="1.67650378477722" calcext:value-type="float">
            <text:p>1.67650378477722</text:p>
          </table:table-cell>
          <table:table-cell office:value-type="float" office:value="-3.39623321269142" calcext:value-type="float">
            <text:p>-3.39623321269142</text:p>
          </table:table-cell>
          <table:table-cell office:value-type="float" office:value="-11.657754349783" calcext:value-type="float">
            <text:p>-11.657754349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an errors</text:p>
          </table:table-cell>
          <table:table-cell table:formula="of:=AVERAGE([.B2:.B21])" office:value-type="float" office:value="2.76079926795655" calcext:value-type="float">
            <text:p>2.76079926795655</text:p>
          </table:table-cell>
          <table:table-cell table:formula="of:=AVERAGE([.C2:.C21])" office:value-type="float" office:value="1.67079651049447" calcext:value-type="float">
            <text:p>1.67079651049447</text:p>
          </table:table-cell>
          <table:table-cell table:formula="of:=AVERAGE([.D2:.D21])" office:value-type="float" office:value="5.39861283469706" calcext:value-type="float">
            <text:p>5.39861283469706</text:p>
          </table:table-cell>
          <table:table-cell table:formula="of:=AVERAGE([.E2:.E21])" office:value-type="float" office:value="2.60513016129892" calcext:value-type="float">
            <text:p>2.60513016129892</text:p>
          </table:table-cell>
          <table:table-cell table:formula="of:=AVERAGE([.F2:.F21])" office:value-type="float" office:value="-0.699718606653773" calcext:value-type="float">
            <text:p>-0.699718606653773</text:p>
          </table:table-cell>
          <table:table-cell table:formula="of:=AVERAGE([.G2:.G21])" office:value-type="float" office:value="-5.39279264560721" calcext:value-type="float">
            <text:p>-5.39279264560721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8:01:06.7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_20_Models" style:display-name="PageStyle_Best Model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8T02:40:01</meta:creation-date>
    <dc:language>pt-BR</dc:language>
    <dc:creator>Gabriel Guariglia Perez</dc:creator>
    <dc:date>2022-05-10T18:03:55.625000000</dc:date>
    <meta:editing-cycles>8</meta:editing-cycles>
    <meta:editing-duration>PT1H20M49S</meta:editing-duration>
    <meta:generator>LibreOffice/7.0.4.2$Windows_X86_64 LibreOffice_project/dcf040e67528d9187c66b2379df5ea4407429775</meta:generator>
    <meta:document-statistic meta:table-count="2" meta:cell-count="588" meta:object-count="0"/>
    <meta:user-defined meta:name="AppVersion">15.0000</meta:user-defined>
  </office:meta>
</office:document-meta>
</file>